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00B23870CCBCD548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Karumbi" svg:font-family="Karumbi" style:font-pitch="variable"/>
    <style:font-face style:name="Mashq-Bold" svg:font-family="Mashq-Bold" style:font-pitch="variable"/>
    <style:font-face style:name="Rasheeq-Bold" svg:font-family="Rasheeq-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06937a" officeooo:paragraph-rsid="000d54a3" style:font-size-asian="24pt" style:font-weight-asian="bold" style:font-name-complex="Mashq-Bold" style:font-size-complex="24pt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0f07a6" officeooo:paragraph-rsid="000f07a6" style:font-size-asian="24pt" style:font-weight-asian="bold" style:font-name-complex="Mashq-Bold" style:font-size-complex="24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130bc6" officeooo:paragraph-rsid="001a937a" style:font-size-asian="24pt" style:font-weight-asian="bold" style:font-name-complex="Mashq-Bold" style:font-size-complex="24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0c88c0" officeooo:paragraph-rsid="00150387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0c88c0" officeooo:paragraph-rsid="0017e788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06937a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0c88c0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03103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50387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c5490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dacff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7e788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7eb0b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1a937a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officeooo:paragraph-rsid="0022721f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7b694" officeooo:paragraph-rsid="0007b694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ac92a" officeooo:paragraph-rsid="000ac92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68a3" officeooo:paragraph-rsid="000c68a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0c88c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0d54a3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103103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2cecf4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30dda5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15038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ffff" loext:opacity="100%" fo:font-size="18pt" fo:font-weight="bold" officeooo:rsid="000c88c0" officeooo:paragraph-rsid="00150387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 style:writing-mode="rl-tb"/>
      <style:text-properties fo:color="#ffffff" loext:opacity="100%" fo:font-size="18pt" fo:font-weight="bold" officeooo:rsid="000d54a3" officeooo:paragraph-rsid="0022b6c8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ffff" loext:opacity="100%" officeooo:paragraph-rsid="0022721f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0ac92a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0f07a6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2eb5de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309c9f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officeooo:paragraph-rsid="0031a87c"/>
    </style:style>
    <style:style style:name="P3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 style:writing-mode="rl-tb"/>
      <style:text-properties officeooo:paragraph-rsid="0022b6c8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 style:writing-mode="rl-tb"/>
      <style:text-properties fo:color="#ffffff" loext:opacity="100%" fo:font-size="18pt" fo:font-weight="bold" officeooo:rsid="000d54a3" officeooo:paragraph-rsid="000d54a3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ff0000" loext:opacity="100%" fo:font-size="18pt" fo:font-weight="bold" officeooo:rsid="001c5490" officeooo:paragraph-rsid="00150387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color="#ff0000" loext:opacity="100%" fo:font-size="24pt" fo:font-weight="bold" officeooo:rsid="000c88c0" officeooo:paragraph-rsid="00150387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377cc3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color="#ff0000" loext:opacity="100%" fo:font-size="24pt" fo:font-weight="bold" officeooo:rsid="0006937a" officeooo:paragraph-rsid="0006937a" style:font-size-asian="24pt" style:font-weight-asian="bold" style:font-name-complex="Mashq-Bold" style:font-size-complex="24pt" style:font-weight-complex="bold"/>
    </style:style>
    <style:style style:name="P39" style:family="paragraph">
      <style:paragraph-properties fo:text-align="center"/>
    </style:style>
    <style:style style:name="P40" style:family="paragraph">
      <loext:graphic-properties draw:fill-color="#ffffff"/>
    </style:style>
    <style:style style:name="P41" style:family="paragraph">
      <loext:graphic-properties draw:fill="gradient" draw:fill-gradient-name="Blank_20_with_20_Gray"/>
    </style:style>
    <style:style style:name="P42" style:family="paragraph">
      <style:paragraph-properties style:writing-mode="lr-tb"/>
    </style:style>
    <style:style style:name="P43" style:family="paragraph">
      <loext:graphic-properties draw:fill="gradient" draw:fill-gradient-name="Blank_20_with_20_Gray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c68a3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308e5d" style:font-size-asian="14pt" style:font-size-complex="14pt"/>
    </style:style>
    <style:style style:name="T5" style:family="text">
      <style:text-properties style:font-size-asian="15.75pt"/>
    </style:style>
    <style:style style:name="T6" style:family="text">
      <style:text-properties officeooo:rsid="000d54a3"/>
    </style:style>
    <style:style style:name="T7" style:family="text">
      <style:text-properties officeooo:rsid="000f07a6"/>
    </style:style>
    <style:style style:name="T8" style:family="text">
      <style:text-properties officeooo:rsid="00103103"/>
    </style:style>
    <style:style style:name="T9" style:family="text">
      <style:text-properties style:font-name-complex="Mashq-Bold"/>
    </style:style>
    <style:style style:name="T10" style:family="text">
      <style:text-properties officeooo:rsid="00129781" style:font-name-complex="Mashq-Bold"/>
    </style:style>
    <style:style style:name="T11" style:family="text">
      <style:text-properties officeooo:rsid="00150387" style:font-name-complex="Mashq-Bold"/>
    </style:style>
    <style:style style:name="T12" style:family="text">
      <style:text-properties officeooo:rsid="002445a2" style:font-name-complex="Mashq-Bold"/>
    </style:style>
    <style:style style:name="T13" style:family="text">
      <style:text-properties fo:font-size="18pt" fo:font-weight="bold" officeooo:rsid="0006937a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07b694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cddb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0c88c0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103103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150387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16dfec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130bc6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129781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17a280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17eb0b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194d81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1a937a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1c5490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1dacff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2445a2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08e5d" style:font-size-asian="18pt" style:font-weight-asian="bold" style:font-size-complex="18pt" style:font-weight-complex="bold"/>
    </style:style>
    <style:style style:name="T30" style:family="text">
      <style:text-properties officeooo:rsid="001a937a"/>
    </style:style>
    <style:style style:name="T31" style:family="text">
      <style:text-properties fo:color="#ff0000" loext:opacity="100%"/>
    </style:style>
    <style:style style:name="T32" style:family="text">
      <style:text-properties fo:color="#ff0000" loext:opacity="100%" fo:font-size="18pt" fo:font-weight="bold" officeooo:rsid="000c68a3" style:font-size-asian="18pt" style:font-weight-asian="bold" style:font-size-complex="18pt" style:font-weight-complex="bold"/>
    </style:style>
    <style:style style:name="T33" style:family="text">
      <style:text-properties fo:color="#ff0000" loext:opacity="100%" fo:font-size="18pt" fo:font-weight="bold" officeooo:rsid="0006937a" style:font-size-asian="18pt" style:font-weight-asian="bold" style:font-size-complex="18pt" style:font-weight-complex="bold"/>
    </style:style>
    <style:style style:name="T34" style:family="text">
      <style:text-properties fo:color="#ff0000" loext:opacity="100%" fo:font-size="18pt" fo:font-weight="bold" officeooo:rsid="001dacff" style:font-size-asian="18pt" style:font-weight-asian="bold" style:font-size-complex="18pt" style:font-weight-complex="bold"/>
    </style:style>
    <style:style style:name="T35" style:family="text">
      <style:text-properties fo:color="#ff0000" loext:opacity="100%" fo:font-size="18pt" fo:font-weight="bold" officeooo:rsid="000c88c0" style:font-size-asian="18pt" style:font-weight-asian="bold" style:font-size-complex="18pt" style:font-weight-complex="bold"/>
    </style:style>
    <style:style style:name="T36" style:family="text">
      <style:text-properties fo:color="#ff0000" loext:opacity="100%" fo:font-size="18pt" fo:font-weight="bold" officeooo:rsid="001a937a" style:font-size-asian="18pt" style:font-weight-asian="bold" style:font-size-complex="18pt" style:font-weight-complex="bold"/>
    </style:style>
    <style:style style:name="T37" style:family="text">
      <style:text-properties fo:color="#ff0000" loext:opacity="100%" fo:font-size="18pt" fo:font-weight="bold" officeooo:rsid="0012cddb" style:font-size-asian="18pt" style:font-weight-asian="bold" style:font-size-complex="18pt" style:font-weight-complex="bold"/>
    </style:style>
    <style:style style:name="T38" style:family="text">
      <style:text-properties fo:color="#ff0000" loext:opacity="100%" fo:font-size="18pt" fo:font-weight="bold" officeooo:rsid="0017eb0b" style:font-size-asian="18pt" style:font-weight-asian="bold" style:font-size-complex="18pt" style:font-weight-complex="bold"/>
    </style:style>
    <style:style style:name="T39" style:family="text">
      <style:text-properties fo:color="#ff0000" loext:opacity="100%" fo:font-size="18pt" fo:font-weight="bold" officeooo:rsid="00130bc6" style:font-size-asian="18pt" style:font-weight-asian="bold" style:font-size-complex="18pt" style:font-weight-complex="bold"/>
    </style:style>
    <style:style style:name="T40" style:family="text">
      <style:text-properties fo:color="#ff0000" loext:opacity="100%" fo:font-size="18pt" fo:font-weight="bold" officeooo:rsid="00150387" style:font-size-asian="18pt" style:font-weight-asian="bold" style:font-size-complex="18pt" style:font-weight-complex="bold"/>
    </style:style>
    <style:style style:name="T41" style:family="text">
      <style:text-properties fo:color="#ff0000" loext:opacity="100%" fo:font-size="18pt" fo:font-weight="bold" officeooo:rsid="00103103" style:font-size-asian="18pt" style:font-weight-asian="bold" style:font-size-complex="18pt" style:font-weight-complex="bold"/>
    </style:style>
    <style:style style:name="T42" style:family="text">
      <style:text-properties fo:color="#ff0000" loext:opacity="100%" fo:font-size="18pt" fo:font-weight="bold" officeooo:rsid="0022b6c8" style:font-size-asian="18pt" style:font-weight-asian="bold" style:font-size-complex="18pt" style:font-weight-complex="bold"/>
    </style:style>
    <style:style style:name="T43" style:family="text">
      <style:text-properties fo:color="#ff0000" loext:opacity="100%" fo:font-size="18pt" fo:font-weight="bold" officeooo:rsid="002923de" style:font-size-asian="18pt" style:font-weight-asian="bold" style:font-size-complex="18pt" style:font-weight-complex="bold"/>
    </style:style>
    <style:style style:name="T44" style:family="text">
      <style:text-properties fo:color="#ff0000" loext:opacity="100%" fo:font-size="18pt" fo:font-weight="bold" officeooo:rsid="002b18df" style:font-size-asian="18pt" style:font-weight-asian="bold" style:font-size-complex="18pt" style:font-weight-complex="bold"/>
    </style:style>
    <style:style style:name="T45" style:family="text">
      <style:text-properties fo:color="#ff0000" loext:opacity="100%" fo:font-size="18pt" fo:font-weight="bold" officeooo:rsid="002cecf4" style:font-size-asian="18pt" style:font-weight-asian="bold" style:font-size-complex="18pt" style:font-weight-complex="bold"/>
    </style:style>
    <style:style style:name="T46" style:family="text">
      <style:text-properties fo:color="#ff0000" loext:opacity="100%" fo:font-size="18pt" fo:font-weight="bold" officeooo:rsid="000ac92a" style:font-size-asian="18pt" style:font-weight-asian="bold" style:font-size-complex="18pt" style:font-weight-complex="bold"/>
    </style:style>
    <style:style style:name="T47" style:family="text">
      <style:text-properties fo:color="#ff0000" loext:opacity="100%" fo:font-size="18pt" fo:font-weight="bold" officeooo:rsid="002eb5de" style:font-size-asian="18pt" style:font-weight-asian="bold" style:font-size-complex="18pt" style:font-weight-complex="bold"/>
    </style:style>
    <style:style style:name="T48" style:family="text">
      <style:text-properties fo:color="#ff0000" loext:opacity="100%" fo:font-size="18pt" fo:font-weight="bold" officeooo:rsid="00309c9f" style:font-size-asian="18pt" style:font-weight-asian="bold" style:font-size-complex="18pt" style:font-weight-complex="bold"/>
    </style:style>
    <style:style style:name="T49" style:family="text">
      <style:text-properties fo:color="#ff0000" loext:opacity="100%" fo:font-size="18pt" fo:font-weight="bold" officeooo:rsid="00377cc3" style:font-size-asian="18pt" style:font-weight-asian="bold" style:font-size-complex="18pt" style:font-weight-complex="bold"/>
    </style:style>
    <style:style style:name="T50" style:family="text">
      <style:text-properties fo:color="#ff0000" loext:opacity="100%" fo:font-size="24pt" fo:font-weight="bold" officeooo:rsid="00130bc6" style:font-size-asian="24pt" style:font-weight-asian="bold" style:font-name-complex="Mashq-Bold" style:font-size-complex="24pt" style:font-weight-complex="bold"/>
    </style:style>
    <style:style style:name="T51" style:family="text">
      <style:text-properties fo:color="#ff0000" loext:opacity="100%" fo:font-size="24pt" fo:font-weight="bold" officeooo:rsid="001a937a" style:font-size-asian="24pt" style:font-weight-asian="bold" style:font-name-complex="Mashq-Bold" style:font-size-complex="24pt" style:font-weight-complex="bold"/>
    </style:style>
    <style:style style:name="T52" style:family="text">
      <style:text-properties fo:color="#ff0000" loext:opacity="100%" fo:font-size="24pt" fo:font-weight="bold" officeooo:rsid="001dacff" style:font-size-asian="24pt" style:font-weight-asian="bold" style:font-name-complex="Mashq-Bold" style:font-size-complex="24pt" style:font-weight-complex="bold"/>
    </style:style>
    <style:style style:name="T53" style:family="text">
      <style:text-properties fo:color="#ff0000" loext:opacity="100%" style:font-size-asian="15.75pt"/>
    </style:style>
    <style:style style:name="T54" style:family="text">
      <style:text-properties fo:color="#ff0000" loext:opacity="100%" officeooo:rsid="000f07a6"/>
    </style:style>
    <style:style style:name="T55" style:family="text">
      <style:text-properties fo:color="#ff0000" loext:opacity="100%" officeooo:rsid="00103103"/>
    </style:style>
    <style:style style:name="T56" style:family="text">
      <style:text-properties fo:color="#ff0000" loext:opacity="100%" style:font-name="Karumbi" fo:font-size="36pt" fo:font-weight="bold" officeooo:rsid="0022721f" style:font-size-asian="36pt" style:font-weight-asian="bold" style:font-size-complex="36pt" style:font-weight-complex="bold"/>
    </style:style>
    <style:style style:name="T57" style:family="text">
      <style:text-properties fo:color="#ff0000" loext:opacity="100%" style:font-name="Karumbi" fo:font-size="36pt" fo:font-weight="bold" officeooo:rsid="0026ddaa" style:font-size-asian="36pt" style:font-weight-asian="bold" style:font-size-complex="36pt" style:font-weight-complex="bold"/>
    </style:style>
    <style:style style:name="T58" style:family="text">
      <style:text-properties fo:color="#ff0000" loext:opacity="100%" officeooo:rsid="002b18df"/>
    </style:style>
    <style:style style:name="T59" style:family="text">
      <style:text-properties fo:color="#ff0000" loext:opacity="100%" officeooo:rsid="00377cc3"/>
    </style:style>
    <style:style style:name="T60" style:family="text">
      <style:text-properties fo:color="#ffffff" loext:opacity="100%" fo:font-size="18pt" fo:font-weight="bold" officeooo:rsid="0022b6c8" style:font-size-asian="18pt" style:font-weight-asian="bold" style:font-size-complex="18pt" style:font-weight-complex="bold"/>
    </style:style>
    <style:style style:name="T61" style:family="text">
      <style:text-properties fo:color="#ffffff" loext:opacity="100%" fo:font-size="18pt" fo:font-weight="bold" officeooo:rsid="00234ced" style:font-size-asian="18pt" style:font-weight-asian="bold" style:font-size-complex="18pt" style:font-weight-complex="bold"/>
    </style:style>
    <style:style style:name="T62" style:family="text">
      <style:text-properties fo:color="#ffffff" loext:opacity="100%" fo:font-size="18pt" fo:font-weight="bold" officeooo:rsid="000c88c0" style:font-size-asian="18pt" style:font-weight-asian="bold" style:font-size-complex="18pt" style:font-weight-complex="bold"/>
    </style:style>
    <style:style style:name="T63" style:family="text">
      <style:text-properties fo:color="#ffffff" loext:opacity="100%" fo:font-size="18pt" fo:font-weight="bold" officeooo:rsid="00103103" style:font-size-asian="18pt" style:font-weight-asian="bold" style:font-size-complex="18pt" style:font-weight-complex="bold"/>
    </style:style>
    <style:style style:name="T64" style:family="text">
      <style:text-properties fo:color="#ffffff" loext:opacity="100%" fo:font-size="18pt" fo:font-weight="bold" officeooo:rsid="000ac92a" style:font-size-asian="18pt" style:font-weight-asian="bold" style:font-size-complex="18pt" style:font-weight-complex="bold"/>
    </style:style>
    <style:style style:name="T65" style:family="text">
      <style:text-properties fo:color="#ffffff" loext:opacity="100%" fo:font-size="18pt" fo:font-weight="bold" officeooo:rsid="000f07a6" style:font-size-asian="18pt" style:font-weight-asian="bold" style:font-size-complex="18pt" style:font-weight-complex="bold"/>
    </style:style>
    <style:style style:name="T66" style:family="text">
      <style:text-properties fo:color="#ffffff" loext:opacity="100%" fo:font-size="18pt" fo:font-weight="bold" officeooo:rsid="002cecf4" style:font-size-asian="18pt" style:font-weight-asian="bold" style:font-size-complex="18pt" style:font-weight-complex="bold"/>
    </style:style>
    <style:style style:name="T67" style:family="text">
      <style:text-properties fo:color="#ffffff" loext:opacity="100%" fo:font-size="18pt" fo:font-weight="bold" officeooo:rsid="002eb5de" style:font-size-asian="18pt" style:font-weight-asian="bold" style:font-size-complex="18pt" style:font-weight-complex="bold"/>
    </style:style>
    <style:style style:name="T68" style:family="text">
      <style:text-properties fo:color="#ffffff" loext:opacity="100%" fo:font-size="18pt" fo:font-weight="bold" officeooo:rsid="00309c9f" style:font-size-asian="18pt" style:font-weight-asian="bold" style:font-size-complex="18pt" style:font-weight-complex="bold"/>
    </style:style>
    <style:style style:name="T69" style:family="text">
      <style:text-properties fo:color="#ffffff" loext:opacity="100%" fo:font-size="15pt" fo:font-weight="bold" officeooo:rsid="000ac92a" style:font-size-asian="15pt" style:font-weight-asian="bold" style:font-size-complex="15pt" style:font-weight-complex="bold"/>
    </style:style>
    <style:style style:name="T70" style:family="text">
      <style:text-properties officeooo:rsid="002445a2"/>
    </style:style>
    <style:style style:name="T71" style:family="text">
      <style:text-properties officeooo:rsid="002c2b4f"/>
    </style:style>
    <style:style style:name="T72" style:family="text">
      <style:text-properties officeooo:rsid="00308e5d"/>
    </style:style>
    <style:style style:name="T73" style:family="text">
      <style:text-properties officeooo:rsid="0031a87c"/>
    </style:style>
    <style:style style:name="T74" style:family="text">
      <style:text-properties fo:color="#e0c2cd" loext:opacity="100%" fo:font-size="18pt" fo:font-weight="bold" officeooo:rsid="0031a87c" style:font-size-asian="18pt" style:font-weight-asian="bold" style:font-size-complex="18pt" style:font-weight-complex="bold"/>
    </style:style>
    <style:style style:name="T75" style:family="text">
      <style:text-properties fo:color="#6b5e9b" loext:opacity="100%" style:font-name="Karumbi" fo:font-size="40pt" officeooo:rsid="0031a87c" style:font-size-asian="40pt" style:font-size-complex="4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333333" draw:fill-color="#ffffff" draw:textarea-horizontal-align="justify" draw:textarea-vertical-align="middle" draw:auto-grow-height="false" fo:min-height="0.4047in" fo:min-width="1.999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333333" draw:fill-color="#ffffff" draw:textarea-horizontal-align="justify" draw:textarea-vertical-align="middle" draw:auto-grow-height="false" fo:min-height="0.4047in" fo:min-width="2.144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33333" draw:fill="gradient" draw:fill-gradient-name="Blank_20_with_20_Gray" draw:textarea-horizontal-align="justify" draw:textarea-vertical-align="middle" draw:auto-grow-height="false" fo:min-height="1.2626in" fo:min-width="0.4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color="#333333" draw:fill="gradient" draw:fill-gradient-name="Blank_20_with_20_Gray" draw:textarea-horizontal-align="justify" draw:textarea-vertical-align="middle" draw:auto-grow-height="false" fo:min-height="1.6028in" fo:min-width="0.4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color="#333333" draw:fill="gradient" draw:fill-gradient-name="Blank_20_with_20_Gray" draw:textarea-horizontal-align="justify" draw:textarea-vertical-align="middle" draw:auto-grow-height="false" fo:min-height="3.5752in" fo:min-width="0.4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color="#1c1c1c" draw:fill="gradient" draw:fill-gradient-name="Blank_20_with_20_Gray" draw:textarea-horizontal-align="justify" draw:textarea-vertical-align="middle" draw:auto-grow-height="false" fo:min-height="1.961in" fo:min-width="0.424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333333" draw:fill="gradient" draw:fill-gradient-name="Blank_20_with_20_Gray" draw:textarea-horizontal-align="justify" draw:textarea-vertical-align="middle" draw:auto-grow-height="false" fo:min-height="2.9299in" fo:min-width="0.424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in" svg:stroke-color="#333333" draw:marker-start-width="0.139in" draw:marker-end-width="0.139in" draw:fill="gradient" draw:fill-gradient-name="Blank_20_with_20_Gray" draw:textarea-horizontal-align="justify" draw:textarea-vertical-align="middle" draw:auto-grow-height="false" fo:min-height="2.5654in" fo:min-width="0.4244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333333" draw:fill="gradient" draw:fill-gradient-name="Blank_20_with_20_Gray" draw:textarea-horizontal-align="justify" draw:textarea-vertical-align="middle" draw:auto-grow-height="false" fo:min-height="6.6591in" fo:min-width="0.424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custom-shape text:anchor-type="paragraph" draw:z-index="8" draw:name="Shape2" draw:style-name="gr3" draw:text-style-name="P40" svg:width="2.1878in" svg:height="0.448in" svg:x="0.2945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مشروبات ساخنة</text:p>
      <text:p text:style-name="P6"><draw:custom-shape text:anchor-type="paragraph" draw:z-index="0" draw:name="Shape1" draw:style-name="gr10" draw:text-style-name="P41" svg:width="0.4689in" svg:height="6.7039in" svg:x="2.3709in" svg:y="0.032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">ش</text:span><text:span text:style-name="T14">ــــــــــــ</text:span><text:span text:style-name="T29">ــــ</text:span><text:span text:style-name="T13">اي <text:tab/></text:span><text:span text:style-name="T33"> </text:span><text:span text:style-name="T49">5</text:span><text:span text:style-name="T15"> <text:s/></text:span></text:p>
      <text:p text:style-name="P16">ش<text:span text:style-name="T72">ـــــ</text:span>اي <text:span text:style-name="T3">(فتلة - </text:span><text:span text:style-name="T4">أخضر</text:span><text:span text:style-name="T3">)</text:span><text:tab/> <text:span text:style-name="T31">5</text:span> <text:s text:c="4"/></text:p>
      <text:p text:style-name="P16">شـ<text:span text:style-name="T6">ـ</text:span>ــــــــاى حليب<text:tab/> <text:span text:style-name="T31">8</text:span></text:p>
      <text:p text:style-name="P16">ينس<text:span text:style-name="T6">ــ</text:span>ـــــــــــــون <text:tab/> <text:span text:style-name="T31">5</text:span></text:p>
      <text:p text:style-name="P16">ينس<text:span text:style-name="T6">ـ</text:span>ون<text:span text:style-name="T1"> </text:span><text:span text:style-name="T2">(</text:span><text:span text:style-name="T1">نعناع - </text:span><text:span text:style-name="T2">ليمون)</text:span> <text:tab/><text:span text:style-name="T31"> 6</text:span></text:p>
      <text:p text:style-name="P16">حلب<text:span text:style-name="T6">ــ</text:span>ــــــــــــــه<text:tab/> <text:span text:style-name="T31">5</text:span></text:p>
      <text:p text:style-name="P37"><text:span text:style-name="T60">حلبــــــــــه حليب</text:span> <text:tab/><text:span text:style-name="T31"> </text:span><text:span text:style-name="T46">10</text:span></text:p>
      <text:p text:style-name="P16">ليم<text:span text:style-name="T6">ــ</text:span>ـــــــون ساخن <text:tab/><text:span text:style-name="T31"> 6</text:span></text:p>
      <text:p text:style-name="P28"><text:span text:style-name="T64">قرفـــــــــــة ساده<text:tab/><text:tab/> </text:span><text:span text:style-name="T46">5</text:span><text:span text:style-name="T64"> <text:s/></text:span></text:p>
      <text:p text:style-name="P28"><text:span text:style-name="T64">قرفــــــــــة زنجبيل<text:tab/></text:span><text:span text:style-name="T46"> 7</text:span></text:p>
      <text:p text:style-name="P17">قرفــــــــــة حليب<text:tab/><text:span text:style-name="T31">10</text:span></text:p>
      <text:p text:style-name="P28"><text:span text:style-name="T64">زنجبيـل</text:span><text:span text:style-name="T69"> (عادى – فتله)<text:tab/></text:span><text:span text:style-name="T64"><text:tab/></text:span><text:span text:style-name="T46"> 5</text:span></text:p>
      <text:p text:style-name="P18">حليب ســـــــــاده<text:tab/><text:tab/><text:span text:style-name="T31">10</text:span></text:p>
      <text:p text:style-name="P18">سحلب مكســـــرات<text:tab/><text:tab/><text:span text:style-name="T31">10</text:span></text:p>
      <text:p text:style-name="P19">كاكـــــاو ســـــاده<text:tab/><text:tab/><text:span text:style-name="T31"> 7</text:span></text:p>
      <text:p text:style-name="P19">كاكـــــاو حلــــيب<text:tab/><text:tab/><text:span text:style-name="T31">10</text:span></text:p>
      <text:p text:style-name="P19">كابتشينو<text:span text:style-name="T3">(لاتيه-بندق-فانيليا)<text:tab/></text:span><text:span text:style-name="T53">10</text:span></text:p>
      <text:p text:style-name="P19"><text:span text:style-name="T5">كابتشينو</text:span><text:span text:style-name="T3">(موكــا – شوكليت)<text:tab/></text:span><text:span text:style-name="T31">10</text:span></text:p>
      <text:p text:style-name="P19">كوفى ميكس ســــــاده<text:tab/><text:span text:style-name="T31"> 7</text:span></text:p>
      <text:p text:style-name="P20">كوفى ميكس حلـــــيب<text:tab/><text:span text:style-name="T31">10</text:span></text:p>
      <text:p text:style-name="P1"><draw:custom-shape text:anchor-type="paragraph" draw:z-index="9" draw:name="Shape2" draw:style-name="gr3" draw:text-style-name="P40" svg:width="2.1878in" svg:height="0.448in" svg:x="0.2945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مشروبات ساخنة</text:p>
      <text:p text:style-name="P33"><draw:custom-shape text:anchor-type="paragraph" draw:z-index="1" draw:name="Shape1" draw:style-name="gr9" draw:text-style-name="P41" svg:width="0.4689in" svg:height="2.6098in" svg:x="2.3709in" svg:y="0.03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0"><text:s/>كركديـــــــــ</text:span><text:span text:style-name="T61">ـ</text:span><text:span text:style-name="T60">ــه<text:tab/><text:tab/> </text:span><text:span text:style-name="T42">5</text:span><text:span text:style-name="T60"><text:tab/></text:span></text:p>
      <text:p text:style-name="P26"><text:s/>قهوة س<text:span text:style-name="T7">ـــــــــ</text:span>ادة<text:tab/><text:tab/> <text:span text:style-name="T31">5</text:span></text:p>
      <text:p text:style-name="P34"><text:s/>قهوة مح<text:span text:style-name="T7">ــــــــ</text:span>وج<text:tab/><text:tab/> <text:span text:style-name="T31">5</text:span></text:p>
      <text:p text:style-name="P34"><text:s/>قهوة س<text:span text:style-name="T7">ـــ</text:span>ادة حليب<text:tab/><text:tab/><text:span text:style-name="T31">1</text:span><text:span text:style-name="T54">0</text:span><text:span text:style-name="T7"><text:tab/></text:span></text:p>
      <text:p text:style-name="P34"><text:s/>قهوة مح<text:span text:style-name="T7">ــ</text:span>وج حليب<text:tab/><text:tab/><text:span text:style-name="T31">10</text:span></text:p>
      <text:p text:style-name="P29"><text:span text:style-name="T65"><text:s/>ن</text:span><text:span text:style-name="T66">سكافيــــــه ساده</text:span><text:span text:style-name="T65"><text:tab/><text:tab/></text:span><text:span text:style-name="T44">1</text:span><text:span text:style-name="T45">0</text:span><text:span text:style-name="T44"> </text:span></text:p>
      <text:p text:style-name="P30"><text:span text:style-name="T62"><text:s/></text:span><text:span text:style-name="T65">نسكافيـــــه ح</text:span><text:span text:style-name="T67">ليب</text:span><text:span text:style-name="T65"><text:tab/><text:tab/></text:span><text:span text:style-name="T44">1</text:span><text:span text:style-name="T47">2</text:span><text:span text:style-name="T44"> </text:span><text:span text:style-name="T62"><text:tab/></text:span></text:p>
      <text:p text:style-name="P22"><text:s/><text:span text:style-name="T7">أوريــو ســــــاخن<text:tab/><text:tab/></text:span><text:span text:style-name="T58">20</text:span><text:tab/></text:p>
      <text:p text:style-name="P2"><draw:custom-shape text:anchor-type="paragraph" draw:z-index="12" draw:name="Shape2" draw:style-name="gr3" draw:text-style-name="P40" svg:width="2.1878in" svg:height="0.448in" svg:x="0.2945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عص<text:span text:style-name="T70">ـ</text:span>ائر فريش</text:p>
      <text:p text:style-name="P7"><draw:custom-shape text:anchor-type="paragraph" draw:z-index="2" draw:name="Shape1" draw:style-name="gr8" draw:text-style-name="P43" svg:width="0.4689in" svg:height="2.9748in" svg:x="2.3709in" svg:y="0.0327in"><text:p text:style-name="P42"><text:s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6"><text:s/>م</text:span><text:span text:style-name="T17">انجـــــــــــــو</text:span><text:span text:style-name="T16"><text:tab/><text:tab/></text:span><text:span text:style-name="T41">10</text:span></text:p>
      <text:p text:style-name="P7"><text:span text:style-name="T16"><text:s/>م</text:span><text:span text:style-name="T17">انجـــــــو زبادي</text:span><text:span text:style-name="T16"><text:tab/><text:tab/></text:span><text:span text:style-name="T35">1</text:span><text:span text:style-name="T41">5</text:span></text:p>
      <text:p text:style-name="P31"><text:span text:style-name="T62"><text:s/>م</text:span><text:span text:style-name="T63">ـــــــ</text:span><text:span text:style-name="T68">ـــــ</text:span><text:span text:style-name="T63">ــوز </text:span><text:span text:style-name="T62"><text:tab/><text:tab/></text:span><text:span text:style-name="T48">1</text:span><text:span text:style-name="T43">0</text:span></text:p>
      <text:p text:style-name="P31"><text:span text:style-name="T62"><text:s/>م</text:span><text:span text:style-name="T63">ـــــــــوز حليب</text:span><text:span text:style-name="T62"><text:tab/><text:tab/></text:span><text:span text:style-name="T35">1</text:span><text:span text:style-name="T43">5</text:span><text:span text:style-name="T62"><text:tab/></text:span></text:p>
      <text:p text:style-name="P7"><text:span text:style-name="T16"><text:s/>ف</text:span><text:span text:style-name="T17">روالـــــــــــــة</text:span><text:span text:style-name="T16"><text:tab/><text:tab/></text:span><text:span text:style-name="T35">10</text:span></text:p>
      <text:p text:style-name="P8"><text:span text:style-name="T16"><text:s/>ف</text:span><text:span text:style-name="T17">روالـــــــة حليب</text:span><text:span text:style-name="T16"><text:tab/><text:tab/></text:span><text:span text:style-name="T35">1</text:span><text:span text:style-name="T41">5</text:span></text:p>
      <text:p text:style-name="P8"><text:span text:style-name="T16"><text:s/></text:span><text:span text:style-name="T17">ليـــــــــمون بارد<text:tab/><text:tab/> </text:span><text:span text:style-name="T41">8</text:span></text:p>
      <text:p text:style-name="P21"><text:span text:style-name="T8"><text:s/>ليـــــــمون نعناع<text:tab/><text:tab/></text:span><text:span text:style-name="T55">10</text:span><text:tab/></text:p>
      <text:p text:style-name="P23"><text:s/>أوريــ<text:span text:style-name="T8">ـ</text:span>ـو <text:s/>ب<text:span text:style-name="T71">ـــــارد</text:span><text:tab/><text:tab/><text:span text:style-name="T58">20</text:span></text:p>
      <text:p text:style-name="P4"><draw:custom-shape text:anchor-type="paragraph" draw:z-index="10" draw:name="Shape2" draw:style-name="gr3" draw:text-style-name="P40" svg:width="2.1878in" svg:height="0.448in" svg:x="3.1819in" svg:y="-6.52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/></text:p>
      <text:p text:style-name="P4"><text:span text:style-name="T9">ت</text:span><text:span text:style-name="T11">س</text:span><text:span text:style-name="T12">ــــ</text:span><text:span text:style-name="T11">الي</text:span></text:p>
      <text:p text:style-name="P8"><draw:custom-shape text:anchor-type="paragraph" draw:z-index="3" draw:name="Shape1" draw:style-name="gr7" draw:text-style-name="P41" svg:width="0.4689in" svg:height="2.0059in" svg:x="2.3709in" svg:y="0.03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6"><text:s/>ف</text:span><text:span text:style-name="T18">يش</text:span><text:span text:style-name="T19">ــــــــ</text:span><text:span text:style-name="T18">ار ملح</text:span><text:span text:style-name="T16"><text:tab/><text:tab/> </text:span><text:span text:style-name="T35">5</text:span><text:span text:style-name="T16"> </text:span></text:p>
      <text:p text:style-name="P9"><text:span text:style-name="T16"><text:s/>ف</text:span><text:span text:style-name="T18">يش</text:span><text:span text:style-name="T19">ــــــــ</text:span><text:span text:style-name="T18">ار فراخ</text:span><text:span text:style-name="T16"><text:tab/><text:tab/> </text:span><text:span text:style-name="T35">5</text:span></text:p>
      <text:p text:style-name="P9"><text:span text:style-name="T16"><text:s/>ف</text:span><text:span text:style-name="T18">يش</text:span><text:span text:style-name="T19">ـــــــ</text:span><text:span text:style-name="T18">ار كباب</text:span><text:span text:style-name="T16"><text:tab/><text:tab/> </text:span><text:span text:style-name="T35">5</text:span><text:span text:style-name="T16"><text:tab/></text:span></text:p>
      <text:p text:style-name="P9"><text:span text:style-name="T16"><text:s/>ف</text:span><text:span text:style-name="T18">يش</text:span><text:span text:style-name="T19">ــ</text:span><text:span text:style-name="T18">ار جبنة متبلة</text:span><text:span text:style-name="T16"><text:tab/><text:tab/> </text:span><text:span text:style-name="T35">5</text:span></text:p>
      <text:p text:style-name="P9"><text:span text:style-name="T16"><text:s/>ف</text:span><text:span text:style-name="T18">يش</text:span><text:span text:style-name="T19">ــ</text:span><text:span text:style-name="T18">ار جبن</text:span><text:span text:style-name="T28">ة </text:span><text:span text:style-name="T18">عادى <text:tab/><text:tab/> </text:span><text:span text:style-name="T40">5</text:span></text:p>
      <text:p text:style-name="P9"><text:span text:style-name="T16"><text:s/>ف</text:span><text:span text:style-name="T18">يش</text:span><text:span text:style-name="T19">ـ</text:span><text:span text:style-name="T18">ار شطة وليمون</text:span><text:span text:style-name="T16"><text:tab/><text:tab/> </text:span><text:span text:style-name="T35">5</text:span><text:span text:style-name="T16"><text:tab/><text:tab/></text:span></text:p>
      <text:p text:style-name="P35"/>
      <text:p text:style-name="P10"><draw:custom-shape text:anchor-type="paragraph" draw:z-index="6" draw:name="Shape1" draw:style-name="gr4" draw:text-style-name="P41" svg:width="0.4689in" svg:height="1.3268in" svg:x="2.372in" svg:y="0.4327in"><text:p/><draw:enhanced-geometry svg:viewBox="0 0 21600 21600" draw:path-stretchpoint-x="10800" draw:path-stretchpoint-y="10800" draw:text-areas="?f3 ?f4 ?f5 ?f6" draw:type="round-rectangle" draw:modifiers="5048.520710059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2" draw:style-name="gr2" draw:text-style-name="P40" svg:width="2.0425in" svg:height="0.448in" svg:x="0.0307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6"><text:s text:c="2"/></text:span><text:span text:style-name="T50">آ</text:span><text:span text:style-name="T51">يس كريم </text:span><text:span text:style-name="T52">بولات</text:span></text:p>
      <text:p text:style-name="P10"><draw:custom-shape text:anchor-type="paragraph" draw:z-index="7" draw:name="Shape1" draw:style-name="gr4" draw:text-style-name="P41" svg:width="0.4689in" svg:height="1.3268in" svg:x="1.7929in" svg:y="-0.0071in"><text:p/><draw:enhanced-geometry svg:viewBox="0 0 21600 21600" draw:path-stretchpoint-x="10800" draw:path-stretchpoint-y="10800" draw:text-areas="?f3 ?f4 ?f5 ?f6" draw:type="round-rectangle" draw:modifiers="5048.520710059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6"><text:s/>ف</text:span><text:span text:style-name="T27">انيليــــــــا<text:tab/><text:tab/></text:span><text:span text:style-name="T34">5</text:span><text:span text:style-name="T27"> <text:tab/></text:span><text:span text:style-name="T34">10</text:span><text:span text:style-name="T16"> <text:s text:c="2"/></text:span></text:p>
      <text:p text:style-name="P11"><text:span text:style-name="T16"><text:s/>ش</text:span><text:span text:style-name="T27">يكولاتــــــة<text:tab/><text:tab/></text:span><text:span text:style-name="T34">5</text:span><text:span text:style-name="T27"> <text:tab/></text:span><text:span text:style-name="T34">10</text:span><text:span text:style-name="T26"><text:tab/></text:span></text:p>
      <text:p text:style-name="P11"><text:span text:style-name="T16"><text:s/>م</text:span><text:span text:style-name="T27">انجــــــــو<text:tab/><text:tab/></text:span><text:span text:style-name="T34">5</text:span><text:span text:style-name="T27"> <text:tab/></text:span><text:span text:style-name="T34">10</text:span><text:span text:style-name="T26"><text:tab/></text:span></text:p>
      <text:p text:style-name="P11"><text:span text:style-name="T26"><text:s/>ف</text:span><text:span text:style-name="T27">راولــــــــة<text:tab/><text:tab/></text:span><text:span text:style-name="T34">5</text:span><text:span text:style-name="T27"> <text:tab/></text:span><text:span text:style-name="T34">10</text:span></text:p>
      <text:p text:style-name="P24"><text:s/><text:tab/></text:p>
      <text:p text:style-name="P32"><draw:line text:anchor-type="paragraph" draw:z-index="15" draw:name="Shape3" draw:style-name="gr1" draw:text-style-name="P39" svg:x1="2.5528in" svg:y1="-0.0807in" svg:x2="0.2091in" svg:y2="-0.0705in"><text:p/></draw:line><text:span text:style-name="T62"><text:s/></text:span><text:span text:style-name="T74">شارع العدل<text:line-break/> بالقرب من المحكمة القديمة</text:span></text:p>
      <text:p text:style-name="P25">-- <text:span text:style-name="T75">MAX</text:span><text:span text:style-name="T73"> --</text:span></text:p>
      <text:p text:style-name="P25"><text:s/><text:span text:style-name="T73"><text:s/>ت / 01550315626</text:span></text:p>
      <text:p text:style-name="P5"><draw:custom-shape text:anchor-type="paragraph" draw:z-index="11" draw:name="Shape2" draw:style-name="gr3" draw:text-style-name="P40" svg:width="2.1878in" svg:height="0.448in" svg:x="0.2945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>م</text:span><text:span text:style-name="T10">شروبات غازية</text:span></text:p>
      <text:p text:style-name="P12"><draw:custom-shape text:anchor-type="paragraph" draw:z-index="4" draw:name="Shape1" draw:style-name="gr6" draw:text-style-name="P41" svg:width="0.4689in" svg:height="3.6394in" svg:x="2.3709in" svg:y="0.0327in"><text:p/><draw:enhanced-geometry svg:viewBox="0 0 21600 21600" draw:path-stretchpoint-x="10800" draw:path-stretchpoint-y="10800" draw:text-areas="?f3 ?f4 ?f5 ?f6" draw:type="round-rectangle" draw:modifiers="5048.520710059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6"><text:s/>ب</text:span><text:span text:style-name="T21">يــــــــــــبسي</text:span><text:span text:style-name="T16"><text:tab/><text:tab/> </text:span><text:span text:style-name="T35">5</text:span><text:span text:style-name="T16"> </text:span></text:p>
      <text:p text:style-name="P12"><text:span text:style-name="T16"><text:s/></text:span><text:span text:style-name="T15">سفـــــــــــــ</text:span><text:span text:style-name="T22">ن</text:span><text:span text:style-name="T15"><text:tab/><text:tab/> </text:span><text:span text:style-name="T37">5</text:span></text:p>
      <text:p text:style-name="P12"><text:span text:style-name="T16"><text:s/>م</text:span><text:span text:style-name="T21">يريندا تفــ</text:span><text:span text:style-name="T26">ـــــ</text:span><text:span text:style-name="T21">اح</text:span><text:span text:style-name="T16"><text:tab/><text:tab/> </text:span><text:span text:style-name="T35">5</text:span></text:p>
      <text:p text:style-name="P13"><text:span text:style-name="T16"><text:s/>م</text:span><text:span text:style-name="T21">يريندا برتقــــــال<text:tab/></text:span><text:span text:style-name="T16"><text:tab/> </text:span><text:span text:style-name="T35">5</text:span></text:p>
      <text:p text:style-name="P13"><text:span text:style-name="T23"><text:s/>فروت</text:span><text:span text:style-name="T24">ز</text:span><text:span text:style-name="T23"> ليمـ</text:span><text:span text:style-name="T24">ــ</text:span><text:span text:style-name="T23">ـــــون<text:tab/><text:tab/> </text:span><text:span text:style-name="T38">5</text:span><text:span text:style-name="T23"> </text:span><text:span text:style-name="T16"><text:s text:c="2"/></text:span></text:p>
      <text:p text:style-name="P12"><text:span text:style-name="T21"><text:s/>شويبس ج</text:span><text:span text:style-name="T15">ــــــ</text:span><text:span text:style-name="T21">ولد<text:tab/><text:tab/> </text:span><text:span text:style-name="T37">6</text:span><text:span text:style-name="T15"> </text:span></text:p>
      <text:p text:style-name="P14"><text:span text:style-name="T21"><text:s/>شويبس رم</text:span><text:span text:style-name="T15">ـــــــ</text:span><text:span text:style-name="T21">ان<text:tab/></text:span><text:span text:style-name="T16"><text:tab/> </text:span><text:span text:style-name="T37">6</text:span></text:p>
      <text:p text:style-name="P14"><text:span text:style-name="T21"><text:s/>ر</text:span><text:span text:style-name="T25">انــــــــــــــي</text:span><text:span text:style-name="T21"><text:tab/></text:span><text:span text:style-name="T16"><text:tab/> </text:span><text:span text:style-name="T37">6</text:span><text:span text:style-name="T15"> </text:span><text:span text:style-name="T16"><text:tab/></text:span></text:p>
      <text:p text:style-name="P12"><text:span text:style-name="T16"><text:s/></text:span><text:span text:style-name="T20">فيــــــــــــــروز</text:span><text:span text:style-name="T16"><text:tab/><text:tab/> </text:span><text:span text:style-name="T35">7</text:span></text:p>
      <text:p text:style-name="P12"><text:span text:style-name="T20"><text:s/>بيريـــــــــــــل</text:span><text:span text:style-name="T16"><text:tab/><text:tab/> </text:span><text:span text:style-name="T35">7</text:span><text:span text:style-name="T16"> </text:span></text:p>
      <text:p text:style-name="P12"><text:span text:style-name="T16"><text:s/></text:span><text:span text:style-name="T20">ميــــــــاه معدنية<text:tab/><text:tab/> </text:span><text:span text:style-name="T49">5</text:span></text:p>
      <text:p text:style-name="P3"><draw:custom-shape text:anchor-type="paragraph" draw:z-index="5" draw:name="Shape1" draw:style-name="gr5" draw:text-style-name="P41" svg:width="0.4689in" svg:height="1.6669in" svg:x="2.3717in" svg:y="0.4681in"><text:p/><draw:enhanced-geometry svg:viewBox="0 0 21600 21600" draw:path-stretchpoint-x="10800" draw:path-stretchpoint-y="10800" draw:text-areas="?f3 ?f4 ?f5 ?f6" draw:type="round-rectangle" draw:modifiers="5048.520710059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2" draw:style-name="gr3" draw:text-style-name="P40" svg:width="2.1878in" svg:height="0.448in" svg:x="0.2945in" svg:y="0.0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آ<text:span text:style-name="T30">يــس كريم</text:span></text:p>
      <text:p text:style-name="P14"><text:span text:style-name="T16"><text:s/>ك</text:span><text:span text:style-name="T25">يمــــو كونو فانيليا</text:span><text:span text:style-name="T16"><text:tab/><text:tab/> </text:span><text:span text:style-name="T35">5</text:span></text:p>
      <text:p text:style-name="P14"><text:span text:style-name="T16"><text:s/>ك</text:span><text:span text:style-name="T25">يمـو كونو شيكولاته</text:span><text:span text:style-name="T16"><text:tab/><text:tab/> </text:span><text:span text:style-name="T35">5</text:span></text:p>
      <text:p text:style-name="P14"><text:span text:style-name="T16"><text:s/>م</text:span><text:span text:style-name="T25">يجــــــــا فانيليا</text:span><text:span text:style-name="T16"><text:tab/><text:tab/> </text:span><text:span text:style-name="T35">8</text:span></text:p>
      <text:p text:style-name="P14"><text:span text:style-name="T16"><text:s/>م</text:span><text:span text:style-name="T25">يجــــــا شيكولاته</text:span><text:span text:style-name="T16"><text:tab/><text:tab/> </text:span><text:span text:style-name="T35">8</text:span></text:p>
      <text:p text:style-name="P15"><text:span text:style-name="T16"><text:s/></text:span><text:span text:style-name="T25">كيت كـــــــــات<text:tab/><text:tab/></text:span><text:span text:style-name="T36">10</text:span></text:p>
      <text:p text:style-name="P27"><text:span text:style-name="T56">Max </text:span><text:span text:style-name="T57">P</text:span><text:span text:style-name="T56">lay </text:span><text:span text:style-name="T57">S</text:span><text:span text:style-name="T56">tation</text:span><text:span text:style-name="T16"> <text:s text:c="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Karumbi" svg:font-family="Karumbi" style:font-pitch="variable"/>
    <style:font-face style:name="Mashq-Bold" svg:font-family="Mashq-Bold" style:font-pitch="variable"/>
    <style:font-face style:name="Rasheeq-Bold" svg:font-family="Rasheeq-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3" draw:display-name="Gradient 3" draw:style="radial" draw:cx="0%" draw:cy="100%" draw:start-color="#333333" draw:end-color="#2a6099" draw:start-intensity="100%" draw:end-intensity="100%" draw:border="98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hatch draw:name="Black_20_0_20_Degrees" draw:display-name="Black 0 Degrees" draw:style="single" draw:color="#000000" draw:distance="0.0402in" draw:rotation="0"/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6953in" style:type="center"/>
          <style:tab-stop style:position="11.39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6953in" style:type="center"/>
          <style:tab-stop style:position="11.39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6953in" style:type="center"/>
          <style:tab-stop style:position="11.390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١, ٢, ٣, ..." style:print-orientation="landscape" fo:margin-top="0.15in" fo:margin-bottom="0.7874in" fo:margin-left="0.15in" fo:margin-right="0.15in" fo:background-color="#2f4a66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2f4a66" draw:fill-gradient-name="Gradient_20_3" draw:gradient-step-count="64" draw:fill-hatch-name="Black_20_0_20_Degrees" draw:fill-hatch-solid="false" draw:fill-image-name="Paper_20_Crumpled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2f4a66" draw:fill-gradient-name="Gradient_20_3" draw:gradient-step-count="64" draw:fill-hatch-name="Black_20_0_20_Degrees" draw:fill-hatch-solid="false" draw:fill-image-name="Paper_20_Crumpled" draw:opacity="100%" draw:fill-image-width="0in" draw:fill-image-height="0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3T22:55:10.604352758</meta:creation-date>
    <dc:date>2021-08-14T16:25:00.533387352</dc:date>
    <meta:editing-duration>PT2H55M19S</meta:editing-duration>
    <meta:editing-cycles>30</meta:editing-cycles>
    <meta:generator>LibreOffice/7.1.4.2$Linux_X86_64 LibreOffice_project/10$Build-2</meta:generator>
    <meta:document-statistic meta:table-count="0" meta:image-count="0" meta:object-count="0" meta:page-count="1" meta:paragraph-count="75" meta:word-count="219" meta:character-count="1674" meta:non-whitespace-character-count="1332"/>
  </office:meta>
</office:document-meta>
</file>